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6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4.96pt"/>
    </style:style>
    <style:style style:name="co6" style:family="table-column">
      <style:table-column-properties fo:break-before="auto" style:column-width="503.69pt"/>
    </style:style>
    <style:style style:name="co7" style:family="table-column">
      <style:table-column-properties fo:break-before="auto" style:column-width="426.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515.99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1.79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53.29pt"/>
    </style:style>
    <style:style style:name="co16" style:family="table-column">
      <style:table-column-properties fo:break-before="auto" style:column-width="297.81pt"/>
    </style:style>
    <style:style style:name="co17" style:family="table-column">
      <style:table-column-properties fo:break-before="auto" style:column-width="150.29pt"/>
    </style:style>
    <style:style style:name="co18" style:family="table-column">
      <style:table-column-properties fo:break-before="auto" style:column-width="122.74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tarter">
      <style:table-properties table:display="true" style:writing-mode="lr-tb"/>
    </style:style>
    <style:style style:name="ta2" style:family="table" style:master-page-name="PageStyle_5f_Generic">
      <style:table-properties table:display="true" style:writing-mode="lr-tb"/>
    </style:style>
    <style:style style:name="ta3" style:family="table" style:master-page-name="PageStyle_5f_Ironclad">
      <style:table-properties table:display="true" style:writing-mode="lr-tb"/>
    </style:style>
    <style:style style:name="ta4" style:family="table" style:master-page-name="PageStyle_5f_Gunslinger">
      <style:table-properties table:display="true" style:writing-mode="lr-tb"/>
    </style:style>
    <style:style style:name="ta5" style:family="table" style:master-page-name="PageStyle_5f_Trapper">
      <style:table-properties table:display="true" style:writing-mode="lr-tb"/>
    </style:style>
    <style:style style:name="ta6" style:family="table" style:master-page-name="PageStyle_5f_Elementalist">
      <style:table-properties table:display="true" style:writing-mode="lr-tb"/>
    </style:style>
    <style:style style:name="ta7" style:family="table" style:master-page-name="PageStyle_5f_Mesmer">
      <style:table-properties table:display="true" style:writing-mode="lr-tb"/>
    </style:style>
    <style:style style:name="ta8" style:family="table" style:master-page-name="PageStyle_5f_Character">
      <style:table-properties table:display="true" style:writing-mode="lr-tb"/>
    </style:style>
    <style:style style:name="ta9" style:family="table" style:master-page-name="PageStyle_5f_Event">
      <style:table-properties table:display="true" style:writing-mode="lr-tb"/>
    </style:style>
    <style:style style:name="ta10" style:family="table" style:master-page-name="PageStyle_5f_Shop">
      <style:table-properties table:display="true" style:writing-mode="lr-tb"/>
    </style:style>
    <style:style style:name="ta11" style:family="table" style:master-page-name="PageStyle_5f_Monster">
      <style:table-properties table:display="true" style:writing-mode="lr-tb"/>
    </style:style>
    <style:style style:name="ta12" style:family="table" style:master-page-name="PageStyle_5f_Treasure">
      <style:table-properties table:display="true" style:writing-mode="lr-tb"/>
    </style:style>
    <style:style style:name="ta13" style:family="table" style:master-page-name="PageStyle_5f_Rel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 style:vertical-align="top"/>
    </style:style>
    <style:style style:name="ce25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er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in 1 block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" table:style-name="ta2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ze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it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play more than 3 cards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remove this card from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lose 1 HP for each card in your h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onclad" table:style-name="ta3">
        <office:forms form:automatic-focus="false" form:apply-design-mode="false"/>
        <table:table-column table:style-name="co3" table:default-cell-style-name="ce2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Quick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v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mel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 Sla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damage equal to your current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damage equal to two times your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okinesi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rlwin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pend all energy. Deal X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2 damage. Can only be played if every card in your hand is an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pe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1 damage. Heal for unblocked damage deal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If this kills and enemy, gain 1 max HP permanentl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dgeon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al 5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strength. Lose 1 strength at the end of your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 Weaknes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f target enemy is at full HP, 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Gri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It Off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ing Re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letting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you play an Attack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oubles the effect of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ing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 Draw 1 cards. Lose 1 HP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rry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our first attack each turn is played twice. You can no longer gain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4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m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z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 the end of each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gain block, 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cad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ck no longer expires at the end of your turn.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linger" table:style-name="ta4">
        <table:table-column table:style-name="co3" table:default-cell-style-name="ce6"/>
        <table:table-column table:style-name="co1" table:number-columns-repeated="3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one ammo. Draw a car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oad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all ammo. Deal 1 damage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rst Fir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up to 3 ammo. Gain 1 energy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 Draw a card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cing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arget all enemies this turn. 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deals no damage this turn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low Poin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4 damage if there is no ammo stored after this atta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xt attack against enemy this turn deals double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ndiary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attack deals double damage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sho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ammo remaining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y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6 damag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ke Cov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 Block does not deplete at the end of this tur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any one ammo found in your discard p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 Grenad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mmo now costs 0. When an ammo is consumed, exhaust it instead.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per" table:style-name="ta5"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's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Spra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gg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rt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 1 card. If a card is discarded, 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2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ly X poison to enem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1 poison from enemy. 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.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yst Z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gains 1 strength and loses 1 HP for each poison stack on them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c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fer all poison from one target to another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xic Cloud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 to all enemies and all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xious Fume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all enemies gain 1 stack of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apply poison, apply an additional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 Venom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traps also applies 1 poison when trigger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veng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an exhausted trap to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smanshi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urn, all traps trigger tw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d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deal 1 damage to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the attacker rolls one less die next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al 1 damage to attacker. If this kills, gain 1 additional treasure at the end of comba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ing Spring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fender gains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Tra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reduce incoming damage to 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trop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, deal 1 damage to attacker. This trap does not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er Nes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apply 1 poison to attacker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ripwire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ra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hen attacked next, reduce damage by 1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Spike Trap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remove all block from attacker.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office:forms form:automatic-focus="false" form:apply-design-mode="false"/>
        <table:table-column table:style-name="co3" table:default-cell-style-name="ce6"/>
        <table:table-column table:style-name="co1" table:number-columns-repeated="6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Fire</text:p>
          </table:table-cell>
          <table:table-cell office:value-type="string" calcext:value-type="string">
            <text:p>Common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Ai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Earth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ire Stor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 for each fire sig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Burs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lfir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4 damage to ALL enem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our next attack this turn deals double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der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tacks deal 1 additional damage while attuned to fire.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ete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eal 2 damage. Can only play on enemies with no block.</text:p>
          </table:table-cell>
          <table:table-cell table:style-name="ce24" table:number-columns-repeated="1014"/>
          <table:table-cell table:style-name="ce25"/>
        </table:table-row>
        <table:table-row table:style-name="ro1" table:number-rows-repeated="2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ain Light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 each air sigil, deal 2 damage to any enem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 Wind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a card for each active air signe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inding F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’s next attack has damage reduced to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gorat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player’s next skill costs 0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ic Fiel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 enemies do not roll die this turn. Exhaust.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to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eal 1 damage X tim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sidian Fle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 the start of your turn, gain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earth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urn exhausted card to its owner’s hand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or of Earth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gains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rthen Shackle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 loses all blo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rify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cannot take damage and does not roll dice this turn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st Armo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es the next source of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dal Wave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move all poison from target and heals 1 HP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lstorm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are attacked, deal 1 damage for each active water mantra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ter of Magic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hile attuned to three different elements, you can play all single signet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enever a signet is drawn, exhaust it and draw a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ntal Weap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rikes deals 1 additional damage.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7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7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atter Il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Deal 1 damage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Gain 1 block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e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Deal 1 damage to new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ream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New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igh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 on target. Draw 1 card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War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 and draw 1 car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oral Veil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play an Attack this turn,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 Feas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Gain 1 HP for each illusion discarde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o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3 cards and gain 3 energy. Do not draw cards at the start of next turn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os Stor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illusion is moved to a new target and deals 2 damage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 table:style-name="ce6" office:value-type="string" calcext:value-type="string">
            <text:p>Common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5 cards. Apply illusions to target and exhaust all other cards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Mind Stab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for each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sive Strike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time you play a Strike this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S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the target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Drai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red Frenz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ionary Lea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n illusion on you. If an Illusion is discarded, draw 3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i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iscard your hand, then draw that many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noia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draws 1 card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esolv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a target, target gains 1 energy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deal 1 damage to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ilit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orti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ui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 whenever an Illusion is a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target, deal 1 damage for each other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msines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the target attacks, deal 1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draws X cards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gains X energy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illusions can now be played using 1 HP instead of their energy co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1 additional card at the start of each turn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irst attack played each turn costs 0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2 additional cards at the start of each turn. You can no longer play attacks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your turn. All allies gain 1 energy and draw 1 additional card at the start of their turn. This card can be exhausted at the end of your turn.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8">
        <office:forms form:automatic-focus="false" form:apply-design-mode="false"/>
        <table:table-column table:style-name="co8" table:default-cell-style-name="ce5"/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he Ironcl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s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p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nslin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lementalis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9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You gain 1 treasure. Stay.</text:p>
          </table:table-cell>
          <table:table-cell office:value-type="string" calcext:value-type="string">
            <text:p>Lose 3 HP. You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2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6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7 gold. Remove a card from one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two random cards to each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against a blue flam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Each player rolls a di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: Gain 1 relic.</text:p>
          </table:table-cell>
          <table:table-cell office:value-type="string" calcext:value-type="string">
            <text:p>3/4: Remove a card from your deck.</text:p>
          </table:table-cell>
          <table:table-cell office:value-type="string" calcext:value-type="string">
            <text:p>5/6: Add a curse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it Fir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'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yourself in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ogany 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6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llaby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strike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defend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nous Forg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. Gain 1 relic and add a curse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ifier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ne Fountain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ll curses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" table:style-name="ta10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Draw 3 relic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 gold: Buy a relic</text:p>
          </table:table-cell>
          <table:table-cell office:value-type="string" calcext:value-type="string">
            <text:p>+3 gold: Sell a re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5 gold: +1 treasure</text:p>
          </table:table-cell>
          <table:table-cell table:style-name="ce3" office:value-type="string" calcext:value-type="string">
            <text:p>-8 gold: +2 treasures</text:p>
          </table:table-cell>
          <table:table-cell table:style-name="ce3" office:value-type="string" calcext:value-type="string">
            <text:p>-10 gold: +3 trea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Draw five Character cards from each player’s dec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common card: 3 gold</text:p>
          </table:table-cell>
          <table:table-cell office:value-type="string" calcext:value-type="string">
            <text:p>Buy uncommon card: 5 gold</text:p>
          </table:table-cell>
          <table:table-cell office:value-type="string" calcext:value-type="string">
            <text:p>-9 gold: Add rare card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gold: a player anywhere on the map receives +1 HP</text:p>
          </table:table-cell>
          <table:table-cell office:value-type="string" calcext:value-type="string">
            <text:p>-4 gold: gain +1 max HP</text:p>
          </table:table-cell>
          <table:table-cell office:value-type="string" calcext:value-type="string">
            <text:p>-10 gold: resurrect a player at your location with 50\%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 gold: remove a random card from your deck.</text:p>
          </table:table-cell>
          <table:table-cell office:value-type="string" calcext:value-type="string">
            <text:p>-7 gold: remove any card from your deck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1">
        <table:table-column table:style-name="co9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10"/>
        <table:table-column table:style-name="co18" table:number-columns-repeated="5" table:default-cell-style-name="ce10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Passive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Roll_1</text:p>
          </table:table-cell>
          <table:table-cell table:style-name="ce12" office:value-type="string" calcext:value-type="string">
            <text:p>Roll_2</text:p>
          </table:table-cell>
          <table:table-cell table:style-name="ce12" office:value-type="string" calcext:value-type="string">
            <text:p>Roll_3</text:p>
          </table:table-cell>
          <table:table-cell table:style-name="ce12" office:value-type="string" calcext:value-type="string">
            <text:p>Roll_4</text:p>
          </table:table-cell>
          <table:table-cell table:style-name="ce12" office:value-type="string" calcext:value-type="string">
            <text:p>Roll_5</text:p>
          </table:table-cell>
          <table:table-cell table:style-name="ce12" office:value-type="string" calcext:value-type="string">
            <text:p>Roll_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quidman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annot be poisoned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5 damage to defender.</text:p>
          </table:table-cell>
          <table:table-cell table:number-columns-repeated="3" table:style-name="ce13" office:value-type="string" calcext:value-type="string">
            <text:p>Deal 3 damage to ALL enemies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emies cannot gain strength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fender loses HP equal to their block.</text:p>
          </table:table-cell>
          <table:table-cell table:number-columns-repeated="3" table:style-name="ce14" office:value-type="string" calcext:value-type="string">
            <text:p>Deal 2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ALL enemies lose 1 HP.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Green Ghouls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art combat with 3 copies of this creature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2 damage to ALL enemies.</text:p>
          </table:table-cell>
          <table:table-cell table:number-columns-repeated="2" table:style-name="ce13" office:value-type="string" calcext:value-type="string">
            <text:p>Gain 5 block.</text:p>
          </table:table-cell>
          <table:table-cell table:style-name="ce13" office:value-type="string" calcext:value-type="string">
            <text:p>All allies gain 1 strength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roller.</text:p>
          </table:table-cell>
          <table:table-cell table:number-columns-repeated="2" table:style-name="ce14" office:value-type="string" calcext:value-type="string">
            <text:p>Deal 3 damage to ALL enemies.</text:p>
          </table:table-cell>
          <table:table-cell table:style-name="ce14" office:value-type="string" calcext:value-type="string">
            <text:p>Gain 10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Deal 1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2 damage to defender.</text:p>
          </table:table-cell>
          <table:table-cell table:number-columns-repeated="3" table:style-name="ce14" office:value-type="string" calcext:value-type="string">
            <text:p>Gain 2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Deal 2 damage to defender.</text:p>
          </table:table-cell>
          <table:table-cell table:style-name="ce14" office:value-type="string" calcext:value-type="string">
            <text:p>Remove all block from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defender.</text:p>
          </table:table-cell>
          <table:table-cell table:number-columns-repeated="3" table:style-name="ce14" office:value-type="string" calcext:value-type="string">
            <text:p>Deal 3 damage to defender. Next turn, this defender cannot gain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turn, the first incoming attack is ignored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a player. Add 2 dazed to player's discard pile.</text:p>
          </table:table-cell>
          <table:table-cell table:number-columns-repeated="3" table:style-name="ce14" office:value-type="string" calcext:value-type="string">
            <text:p>Gain 5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4" office:value-type="string" calcext:value-type="string">
            <text:p>A player loses 1 HP.</text:p>
          </table:table-cell>
          <table:table-cell table:number-columns-repeated="2" table:style-name="ce14" office:value-type="string" calcext:value-type="string">
            <text:p>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1 damage to ALL enemies.</text:p>
          </table:table-cell>
          <table:table-cell table:number-columns-repeated="3" table:style-name="ce14" office:value-type="string" calcext:value-type="string">
            <text:p>Double current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All spiders deal 2 damage to a player.</text:p>
          </table:table-cell>
          <table:table-cell table:number-columns-repeated="2" table:style-name="ce14" office:value-type="string" calcext:value-type="string">
            <text:p>Spawns two spiders with 5 HP each.</text:p>
          </table:table-cell>
          <table:table-cell table:number-columns-repeated="2" table:style-name="ce14" office:value-type="string" calcext:value-type="string">
            <text:p>All spiders gain 3 HP and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8 damage to a player. Remove all block from player.</text:p>
          </table:table-cell>
          <table:table-cell table:number-columns-repeated="3" table:style-name="ce14" office:value-type="string" calcext:value-type="string">
            <text:p>Deal 3 damage to a player. 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Gain 8 block.</text:p>
          </table:table-cell>
          <table:table-cell table:style-name="ce14" office:value-type="string" calcext:value-type="string">
            <text:p>Gain 4 block. Remove all block, and deal damage to defender equal to block removed.</text:p>
          </table:table-cell>
          <table:table-cell table:style-name="ce14" office:value-type="string" calcext:value-type="string">
            <text:p>Gain 4 block. Remove all block, and deal damage to a player equal to block remove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ch time a die is rolled, gain 1 HP.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Deal 1 damage to defender and roll another die.</text:p>
          </table:table-cell>
          <table:table-cell table:style-name="ce14" office:value-type="string" calcext:value-type="string">
            <text:p>Gain 5 block.</text:p>
          </table:table-cell>
          <table:table-cell table:style-name="ce14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Summon a basic monster.</text:p>
          </table:table-cell>
          <table:table-cell table:number-columns-repeated="2" table:style-name="ce14" office:value-type="string" calcext:value-type="string">
            <text:p>ALL allies gain 2 strength.</text:p>
          </table:table-cell>
          <table:table-cell table:style-name="ce14" office:value-type="string" calcext:value-type="string">
            <text:p>Remove all conditions and Illusion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Gain 3 strength.</text:p>
          </table:table-cell>
          <table:table-cell table:number-columns-repeated="2" table:style-name="ce14" office:value-type="string" calcext:value-type="string">
            <text:p>Deal 1 damage to defender.</text:p>
          </table:table-cell>
          <table:table-cell table:style-name="ce14" office:value-type="string" calcext:value-type="string">
            <text:p>Remove block from ALL enemies. Roll another di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ery time a player dies, heal to full H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5 damage to defender an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er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5 strength is reached, deal 10 damage to ALL players and this monster dies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ked Turtl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ls 1 damage to attacked whenever an Attack is played.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2">
        <table:table-column table:style-name="co19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xperience</text:p>
          </table:table-cell>
          <table:table-cell table:style-name="ce7" office:value-type="string" calcext:value-type="string">
            <text:p>Draw 3 character cards. You may add 1 to your deck.</text:p>
          </table:table-cell>
          <table:table-cell table:style-name="ce7" office:value-type="float" office:value="40" calcext:value-type="float">
            <text:p>40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1 gold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3 go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5 g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Gain 3 block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" table:style-name="ta13">
        <table:table-column table:style-name="co20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bbell</text:p>
          </table:table-cell>
          <table:table-cell table:style-name="ce6" office:value-type="string" calcext:value-type="string">
            <text:p>Start combats with 1 strength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Backpack</text:p>
          </table:table-cell>
          <table:table-cell table:style-name="ce6" office:value-type="string" calcext:value-type="string">
            <text:p>At the start of each combat, draw 2 additional cards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Anchor</text:p>
          </table:table-cell>
          <table:table-cell table:style-name="ce6" office:value-type="string" calcext:value-type="string">
            <text:p>You cannot take damage on the first turn of each combat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on the first turn of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Tornado</text:p>
          </table:table-cell>
          <table:table-cell office:value-type="string" calcext:value-type="string">
            <text:p>At the start of each combat, put any Power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2 damage to any targ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All shop prices are reduced by 2 (minimum 1 gold)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Gain 1 additional treasure from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For any combat you enter alone, double reward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get 1 less treasure from combat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When you start a new stage, you can swap the contents of two room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Next time you finish a combat, double the treasure you obtai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nival Mask</text:p>
          </table:table-cell>
          <table:table-cell office:value-type="string" calcext:value-type="string">
            <text:p>Prevent the first time HP would be lost in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mental Tome</text:p>
          </table:table-cell>
          <table:table-cell office:value-type="string" calcext:value-type="string">
            <text:p>Before each combat starts, you may put one sigil from your deck in pla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Glasses</text:p>
          </table:table-cell>
          <table:table-cell office:value-type="string" calcext:value-type="string">
            <text:p>Each turn, play the top card of your deck for free. Draw one less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 Matter</text:p>
          </table:table-cell>
          <table:table-cell office:value-type="string" calcext:value-type="string">
            <text:p>All damage to allies is multiplied by two and redirected to you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elect from 4 cards instead of 3 when you acquire Experienc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ock</text:p>
          </table:table-cell>
          <table:table-cell office:value-type="string" calcext:value-type="string">
            <text:p>Whenever you enter a camp, gain 2 max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mlin Horn</text:p>
          </table:table-cell>
          <table:table-cell office:value-type="string" calcext:value-type="string">
            <text:p>Whenever an enemy dies, gain 1 energy and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mmified Hand</text:p>
          </table:table-cell>
          <table:table-cell office:value-type="string" calcext:value-type="string">
            <text:p>Whenever you play a Power, the next card you play costs 0 energ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ing Bowl</text:p>
          </table:table-cell>
          <table:table-cell office:value-type="string" calcext:value-type="string">
            <text:p>When selecting a card to add to your deck, you can gain 1 max HP instea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Whenever you play a Power,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 Coin</text:p>
          </table:table-cell>
          <table:table-cell office:value-type="string" calcext:value-type="string">
            <text:p>Gain 15 gold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ce Pipe</text:p>
          </table:table-cell>
          <table:table-cell office:value-type="string" calcext:value-type="string">
            <text:p>At camp sites, you can remove a card from your deck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At camp sites, you gain a relic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ering Kite</text:p>
          </table:table-cell>
          <table:table-cell office:value-type="string" calcext:value-type="string">
            <text:p>Gain 1 energy and discard 2 cards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Draw 2 cards and lose 1 energy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 Bag</text:p>
          </table:table-cell>
          <table:table-cell office:value-type="string" calcext:value-type="string">
            <text:p>Each turn, you lose 1 HP and all allies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turner</text:p>
          </table:table-cell>
          <table:table-cell office:value-type="string" calcext:value-type="string">
            <text:p>Next time an ally would die, heal them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zen Eye</text:p>
          </table:table-cell>
          <table:table-cell office:value-type="string" calcext:value-type="string">
            <text:p>You can now view the cards in your draw pil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Effect of cards that cost X are increased by 2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At the start of your turn, lose 5 block rather than all of your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2:51:18.937941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er" style:display-name="PageStyle_Star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pper" style:display-name="PageStyle_Trapp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acter" style:display-name="PageStyle_Charac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ronclad" style:display-name="PageStyle_Ironcl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" style:display-name="PageStyle_Ev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" style:display-name="PageStyle_Sh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" style:display-name="PageStyle_Gener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nster" style:display-name="PageStyle_Mons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Gunslinger" style:display-name="PageStyle_Gunsling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ist" style:display-name="PageStyle_Elementalis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esmer" style:display-name="PageStyle_Mesm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ic" style:display-name="PageStyle_Rel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easure" style:display-name="PageStyle_Treasu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</meta:creation-date>
    <dc:language>en-US</dc:language>
    <dc:date>2018-10-17T05:52:17.436932299</dc:date>
    <meta:editing-cycles>83</meta:editing-cycles>
    <meta:editing-duration>P7DT7H46S</meta:editing-duration>
    <meta:generator>LibreOffice/6.0.3.2$Linux_X86_64 LibreOffice_project/00m0$Build-2</meta:generator>
    <meta:document-statistic meta:table-count="13" meta:cell-count="1637" meta:object-count="0"/>
  </office:meta>
</office:document-meta>
</file>